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39"/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table:number-columns-repeated="40"/>
          <table:table-cell table:number-columns-repeated="98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number-columns-repeated="40"/>
          <table:table-cell table:number-columns-repeated="98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44:19.998949853</meta:creation-date>
    <dc:date>2017-10-17T13:10:04.774489045</dc:date>
    <meta:editing-duration>PT15M33S</meta:editing-duration>
    <meta:editing-cycles>3</meta:editing-cycles>
    <meta:generator>LibreOffice/5.1.6.2$Linux_X86_64 LibreOffice_project/10m0$Build-2</meta:generator>
    <meta:document-statistic meta:table-count="1" meta:cell-count="80" meta:object-count="0"/>
  </office:meta>
</office:document-meta>
</file>